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Duree</text:p>
          </table:table-cell>
          <table:table-cell office:value-type="string" calcext:value-type="string">
            <text:p>kcal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01" calcext:value-type="date">
            <text:p>05/01/23</text:p>
          </table:table-cell>
          <table:table-cell office:value-type="float" office:value="78" calcext:value-type="float">
            <text:p>7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02" calcext:value-type="date">
            <text:p>05/02/23</text:p>
          </table:table-cell>
          <table:table-cell office:value-type="float" office:value="50" calcext:value-type="float">
            <text:p>5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03" calcext:value-type="date">
            <text:p>05/03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04" calcext:value-type="date">
            <text:p>05/04/23</text:p>
          </table:table-cell>
          <table:table-cell office:value-type="float" office:value="41" calcext:value-type="float">
            <text:p>4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05" calcext:value-type="date">
            <text:p>05/05/23</text:p>
          </table:table-cell>
          <table:table-cell office:value-type="float" office:value="65" calcext:value-type="float">
            <text:p>6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06" calcext:value-type="date">
            <text:p>05/06/23</text:p>
          </table:table-cell>
          <table:table-cell office:value-type="float" office:value="55" calcext:value-type="float">
            <text:p>5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07" calcext:value-type="date">
            <text:p>05/07/23</text:p>
          </table:table-cell>
          <table:table-cell office:value-type="float" office:value="49" calcext:value-type="float">
            <text:p>4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08" calcext:value-type="date">
            <text:p>05/08/23</text:p>
          </table:table-cell>
          <table:table-cell office:value-type="float" office:value="70" calcext:value-type="float">
            <text:p>7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09" calcext:value-type="date">
            <text:p>05/09/23</text:p>
          </table:table-cell>
          <table:table-cell office:value-type="float" office:value="37" calcext:value-type="float">
            <text:p>3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10" calcext:value-type="date">
            <text:p>05/10/23</text:p>
          </table:table-cell>
          <table:table-cell office:value-type="float" office:value="54" calcext:value-type="float">
            <text:p>5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11" calcext:value-type="date">
            <text:p>05/1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12" calcext:value-type="date">
            <text:p>05/12/23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13" calcext:value-type="date">
            <text:p>05/13/23</text:p>
          </table:table-cell>
          <table:table-cell office:value-type="float" office:value="69" calcext:value-type="float">
            <text:p>6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14" calcext:value-type="date">
            <text:p>05/14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15" calcext:value-type="date">
            <text:p>05/15/23</text:p>
          </table:table-cell>
          <table:table-cell office:value-type="float" office:value="48" calcext:value-type="float">
            <text:p>4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Pull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16" calcext:value-type="date">
            <text:p>05/16/23</text:p>
          </table:table-cell>
          <table:table-cell office:value-type="float" office:value="63" calcext:value-type="float">
            <text:p>6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17" calcext:value-type="date">
            <text:p>05/17/23</text:p>
          </table:table-cell>
          <table:table-cell table:number-columns-repeated="2"/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18" calcext:value-type="date">
            <text:p>05/18/23</text:p>
          </table:table-cell>
          <table:table-cell table:number-columns-repeated="2"/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19" calcext:value-type="date">
            <text:p>05/19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20" calcext:value-type="date">
            <text:p>05/20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1" calcext:value-type="date">
            <text:p>05/21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2" calcext:value-type="date">
            <text:p>05/2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3" calcext:value-type="date">
            <text:p>05/23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4" calcext:value-type="date">
            <text:p>05/24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5" calcext:value-type="date">
            <text:p>05/25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6" calcext:value-type="date">
            <text:p>05/26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7" calcext:value-type="date">
            <text:p>05/27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8" calcext:value-type="date">
            <text:p>05/28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9" calcext:value-type="date">
            <text:p>05/29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30" calcext:value-type="date">
            <text:p>05/30/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 style:data-style-name="N2" text:time-value="05:55:12.957712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08:57:56.459553458</meta:creation-date>
    <meta:generator>LibreOffice/7.0.4.2$Linux_X86_64 LibreOffice_project/00$Build-2</meta:generator>
    <dc:date>2023-05-17T05:55:51.182347376</dc:date>
    <meta:editing-duration>PT11M15S</meta:editing-duration>
    <meta:editing-cycles>6</meta:editing-cycles>
    <meta:document-statistic meta:table-count="1" meta:cell-count="103" meta:object-count="0"/>
  </office:meta>
</office:document-meta>
</file>